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lbackOverrideDefaultRollbackFalseTransactionalTests.modifyTestDataWith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lbackOverrideDefaultRollbackFalseTransactionalTests.verifyFin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lbackOverrideDefaultRollbackFalseTransactionalTests.verifyIniti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lbackOverrideDefaultRollbackFalseTransactional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